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1.6028in"/>
    </style:style>
    <style:style style:name="co6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5037"/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WAITING&quot;;&quot;WORKING&quot;;&quot;DONE&quot;;&quot;&quot;)" table:allow-empty-cell="true" table:display-list="unsorted" table:base-cell-address="Tasks.D2"/>
        <table:content-validation table:name="val2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 Menu (define the content of the menu)</text:p>
          </table:table-cell>
          <table:table-cell table:style-name="ce2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Raquel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mplement Menu in QT</text:p>
          </table:table-cell>
          <table:table-cell table:style-name="ce2"/>
          <table:table-cell table:content-validation-name="val1" office:value-type="string">
            <text:p>WAITING</text:p>
          </table:table-cell>
          <table:table-cell table:content-validation-name="val2" office:value-type="string">
            <text:p>Jand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ading and Writing images library</text:p>
          </table:table-cell>
          <table:table-cell table:style-name="ce2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mplement Crop</text:p>
          </table:table-cell>
          <table:table-cell table:style-name="ce2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ixel color information</text:p>
          </table:table-cell>
          <table:table-cell table:style-name="ce2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lor histograms</text:p>
          </table:table-cell>
          <table:table-cell table:style-name="ce2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lor to gray scale transformation</text:p>
          </table:table-cell>
          <table:table-cell table:style-name="ce2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lur</text:p>
          </table:table-cell>
          <table:table-cell table:style-name="ce2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usion</text:p>
          </table:table-cell>
          <table:table-cell table:style-name="ce2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style-name="ce2" office:value-type="date" office:date-value="2011-01-26">
            <text:p>26/01/11</text:p>
          </table:table-cell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style-name="ce2" office:value-type="date" office:date-value="2011-11-04">
            <text:p>04/11/11</text:p>
          </table:table-cell>
          <table:table-cell table:content-validation-name="val1" office:value-type="string">
            <text:p>WORKING</text:p>
          </table:table-cell>
          <table:table-cell table:content-validation-name="val2" office:value-type="string">
            <text:p>Jander</text:p>
          </table:table-cell>
        </table:table-row>
        <table:table-row table:style-name="ro2" table:number-rows-repeated="57">
          <table:table-cell table:number-columns-repeated="2"/>
          <table:table-cell table:style-name="ce2"/>
          <table:table-cell table:content-validation-name="val1"/>
          <table:table-cell table:content-validation-name="val2"/>
        </table:table-row>
        <table:table-row table:style-name="ro2" table:number-rows-repeated="8">
          <table:table-cell table:number-columns-repeated="2"/>
          <table:table-cell table:style-name="ce2"/>
          <table:table-cell table:content-validation-name="val1"/>
          <table:table-cell/>
        </table:table-row>
        <table:table-row table:style-name="ro2" table:number-rows-repeated="123">
          <table:table-cell table:number-columns-repeated="3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4">01/04/2011</text:date>, <text:time>17:3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4T17:30:28</dc:date>
    <dc:creator>jander nascimento</dc:creator>
    <meta:editing-duration>PT01H03M49S</meta:editing-duration>
    <meta:editing-cycles>12</meta:editing-cycles>
    <meta:generator>OpenOffice.org/3.2$Linux OpenOffice.org_project/320m12$Build-9483</meta:generator>
    <meta:document-statistic meta:table-count="2" meta:cell-count="51" meta:object-count="0"/>
  </office:meta>
</office:document-meta>
</file>